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</text:p>
      <text:p text:style-name="P1">is</text:p>
      <text:p text:style-name="P1">to</text:p>
      <text:p text:style-name="P1">where</text:p>
      <text:p text:style-name="P1">what</text:p>
      <text:p text:style-name="P1">nearest</text:p>
      <text:p text:style-name="P1">road</text:p>
      <text:p text:style-name="P1">building</text:p>
      <text:p text:style-name="P1">university</text:p>
      <text:p text:style-name="P1">bus</text:p>
      <text:p text:style-name="P1">gisbert</text:p>
      <text:p text:style-name="P1">centre</text:p>
      <text:p text:style-name="P1">near</text:p>
      <text:p text:style-name="P1">kapp</text:p>
      <text:p text:style-name="P1">train</text:p>
      <text:p text:style-name="P1">station</text:p>
      <text:p text:style-name="P1">vale</text:p>
      <text:p text:style-name="P1">next</text:p>
      <text:p text:style-name="P1">tower</text:p>
      <text:p text:style-name="P1">quickest</text:p>
      <text:p text:style-name="P1">in</text:p>
      <text:p text:style-name="P1">how</text:p>
      <text:p text:style-name="P1">guild</text:p>
      <text:p text:style-name="P1">from</text:p>
      <text:p text:style-name="P1">when</text:p>
      <text:p text:style-name="P1">institute</text:p>
      <text:p text:style-name="P1">clock</text:p>
      <text:p text:style-name="P1">which</text:p>
      <text:p text:style-name="P1">park</text:p>
      <text:p text:style-name="P1">baber</text:p>
      <text:p text:style-name="P1">machine</text:p>
      <text:p text:style-name="P1">far</text:p>
      <text:p text:style-name="P1">get</text:p>
      <text:p text:style-name="P1">car</text:p>
      <text:p text:style-name="P1">there</text:p>
      <text:p text:style-name="P1">cash</text:p>
      <text:p text:style-name="P1">open</text:p>
      <text:p text:style-name="P1">i</text:p>
      <text:p text:style-name="P1">can</text:p>
      <text:p text:style-name="P1">way</text:p>
      <text:p text:style-name="P1">a</text:p>
      <text:p text:style-name="P1">north</text:p>
      <text:p text:style-name="P1">telephone</text:p>
      <text:p text:style-name="P1">route</text:p>
      <text:p text:style-name="P1">away</text:p>
      <text:p text:style-name="P1">taxi</text:p>
      <text:p text:style-name="P1">time</text:p>
      <text:p text:style-name="P1">of</text:p>
      <text:p text:style-name="P1">bristol</text:p>
      <text:p text:style-name="P1"/>
      <text:p text:style-name="P1"><text:soft-page-break/>Where is the nearest telephone?</text:p>
      <text:p text:style-name="P1">Where is the Gisbert Kapp building?</text:p>
      <text:p text:style-name="P1">Where can I get a taxi?</text:p>
      <text:p text:style-name="P1">When is the next bus to the Vale?</text:p>
      <text:p text:style-name="P1">Which is the quickest way to University Centre?</text:p>
      <text:p text:style-name="P1">The quickest route to the Baber Institute.</text:p>
      <text:p text:style-name="P1">What is the quickest route from Gisbert Kapp to the Clock Tower?</text:p>
      <text:p text:style-name="P1">Where is the bus station?</text:p>
      <text:p text:style-name="P1">What time is the Guild open?</text:p>
      <text:p text:style-name="P1">The Gisbert Kapp building is 50</text:p>
      <text:p text:style-name="P1">Where is the Baber Institute?</text:p>
      <text:p text:style-name="P1">What is the quickest route to the train station?</text:p>
      <text:p text:style-name="P1">Is there a way to the telephone?</text:p>
      <text:p text:style-name="P1">What is north of the University?</text:p>
      <text:p text:style-name="P1">Where is the nearest bus station?</text:p>
      <text:p text:style-name="P1">Where is the Bristol Road?</text:p>
      <text:p text:style-name="P1">Which road is near the Guild? </text:p>
      <text:p text:style-name="P1">How far away is the Gisbert Kapp building?</text:p>
      <text:p text:style-name="P1">How near is the Baber Institute?</text:p>
      <text:p text:style-name="P1">What is the quickest route from the telephone to the cash machine?</text:p>
      <text:p text:style-name="P1">Where is the nearest cash machine?</text:p>
      <text:p text:style-name="P1">How far to the centre from the University?</text:p>
      <text:p text:style-name="P1">Where is the train station?</text:p>
      <text:p text:style-name="P1">When is the next bus?</text:p>
      <text:p text:style-name="P1">Where is the nearest bus station to the Baber Institute?</text:p>
      <text:p text:style-name="P1">What road is near the Gisbert Kapp building?</text:p>
      <text:p text:style-name="P1">Which building is nearest to the Baber Institute?</text:p>
      <text:p text:style-name="P1">The Baber Institute building nearest the machine</text:p>
      <text:p text:style-name="P1">What is the route from the road to the car park?</text:p>
      <text:p text:style-name="P1">What is near the Clock Tower?</text:p>
      <text:p text:style-name="P1">Is the telephone near the Baber Institute?</text:p>
      <text:p text:style-name="P1">Where is University Centre?</text:p>
      <text:p text:style-name="P1">Near University Centre.</text:p>
      <text:p text:style-name="P1">What machine is in the Gisbert Kapp?</text:p>
      <text:p text:style-name="P1">Where is the bus station?</text:p>
      <text:p text:style-name="P1">Where is the cash machine nearest the road?</text:p>
      <text:p text:style-name="P1">Where is the nearest taxi?</text:p>
      <text:p text:style-name="P1">When is the bus?</text:p>
      <text:p text:style-name="P1">How far from the University to the Vale?</text:p>
      <text:p text:style-name="P1">What is the building nearest the road?</text:p>
      <text:p text:style-name="P1">When is the next train to the centre?</text:p>
      <text:p text:style-name="P1">How far to the Bristol Road?</text:p>
      <text:p text:style-name="P1">How far to the nearest car park?</text:p>
      <text:p text:style-name="P1">The nearest road to the University.</text:p>
      <text:p text:style-name="P1">From the Vale to the University.</text:p>
      <text:p text:style-name="P1">Is there a car park in the Vale?</text:p>
      <text:p text:style-name="P1">When is train station open?</text:p>
      <text:p text:style-name="P1">Which is <text:s/>the quickest bus to the Bristol Road?</text:p>
      <text:p text:style-name="P1">What time is the Gisbert Kapp building open?</text:p>
      <text:p text:style-name="P1">The car park nearest the Clock Tower.</text:p>
      <text:p text:style-name="P1"><text:soft-page-break/>What time is the car park open?</text:p>
      <text:p text:style-name="P1">The train station near the Bristol Road.</text:p>
      <text:p text:style-name="P1">Where is the nearest road?</text:p>
      <text:p text:style-name="P1">Where is the car park in the University?</text:p>
      <text:p text:style-name="P1">What is the Guild?</text:p>
      <text:p text:style-name="P1">What time is the train?</text:p>
      <text:p text:style-name="P1">Which way to the Clock Tower?</text:p>
      <text:p text:style-name="P1">Where is the nearest road?</text:p>
      <text:p text:style-name="P1">How far to the Vale?</text:p>
      <text:p text:style-name="P1">When is the next bus?</text:p>
      <text:p text:style-name="P1">What is open when the Institute open?</text:p>
      <text:p text:style-name="P1">Where is the nearest cash machine?</text:p>
      <text:p text:style-name="P1">When is the next train?</text:p>
      <text:p text:style-name="P1">Where is the park in the Vale?</text:p>
      <text:p text:style-name="P1">The nearest building to the Clock Tower.</text:p>
      <text:p text:style-name="P1">What time is the next bus to the Vale?</text:p>
      <text:p text:style-name="P1">Near the Guild.</text:p>
      <text:p text:style-name="P1">Where is the nearest telephone to the Clock Tower?</text:p>
      <text:p text:style-name="P1">In the University.</text:p>
      <text:p text:style-name="P1">The cash machine is in University Centre.</text:p>
      <text:p text:style-name="P1">Can I get there in a taxi?</text:p>
      <text:p text:style-name="P1">What is the Gisbert Kapp building?</text:p>
      <text:p text:style-name="P1">How far away is the Guild?</text:p>
      <text:p text:style-name="P1">What is the road nearest the Guild?</text:p>
      <text:p text:style-name="P1">Which is the quickest bus to the centre?</text:p>
      <text:p text:style-name="P1">Get the taxi away from there.</text:p>
      <text:p text:style-name="P1">Where is the road next to the Clock Tower?</text:p>
      <text:p text:style-name="P1">The next train to the station</text:p>
      <text:p text:style-name="P1">Where is the next bus to?</text:p>
      <text:p text:style-name="P1">Where can I get cash?</text:p>
      <text:p text:style-name="P1">Can I get there?</text:p>
      <text:p text:style-name="P1">How can I get there from the University?</text:p>
      <text:p text:style-name="P1">Is there a car park near the centre?</text:p>
      <text:p text:style-name="P1">What is north of the Guild?</text:p>
      <text:p text:style-name="P1">When is the clock tower 200?</text:p>
      <text:p text:style-name="P1">What is away from the centre?</text:p>
      <text:p text:style-name="P1">Is the cash machine in the Guild?</text:p>
      <text:p text:style-name="P1">What building is north of the Bristol Road?</text:p>
      <text:p text:style-name="P1">Where is north?</text:p>
      <text:p text:style-name="P1">The Gisbert Kapp building is north of the Baber Institute.</text:p>
      <text:p text:style-name="P1">Where is the Guild?</text:p>
      <text:p text:style-name="P1">Which road is in the centre of the Vale?</text:p>
      <text:p text:style-name="P1">What is the quickest road to the Vale?</text:p>
      <text:p text:style-name="P1">Which way to the Gisbert Kapp building?</text:p>
      <text:p text:style-name="P1">What is the quickest train to the University?</text:p>
      <text:p text:style-name="P1">Is the train station near the Clock Tower?</text:p>
      <text:p text:style-name="P1">Can I get away?</text:p>
      <text:p text:style-name="P1">What is the way to the taxi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Liberation Sans2" style:font-size-asian="12pt" style:language-asian="zxx" style:country-asian="none" style:font-name-complex="Liberation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1" fo:font-size="14pt" style:font-name-asian="Liberation Sans2" style:font-size-asian="14pt" style:font-name-complex="Liberation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Eng BSL to Text script<text:tab/><text:tab/>Sam Black<text:tab/><text:tab/><text:tab/><text:tab/><text:tab/><text:tab/>52468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Sam Black</meta:initial-creator>
    <meta:creation-date>2008-11-19T12:27:22</meta:creation-date>
    <dc:date>2008-12-12T09:13:12</dc:date>
    <meta:editing-cycles>24</meta:editing-cycles>
    <meta:editing-duration>PT08H16M08S</meta:editing-duration>
    <meta:document-statistic meta:table-count="0" meta:image-count="0" meta:object-count="0" meta:page-count="3" meta:paragraph-count="148" meta:word-count="705" meta:character-count="3563"/>
    <meta:user-defined meta:name="Info 1"/>
    <meta:user-defined meta:name="Info 2"/>
    <meta:user-defined meta:name="Info 3"/>
    <meta:user-defined meta:name="Info 4"/>
  </office:meta>
</office:document-meta>
</file>